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DejaVu Sans" fo:font-size="30pt" officeooo:rsid="00236e79" officeooo:paragraph-rsid="00248197" style:font-size-asian="30pt" style:font-size-complex="30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50pt" style:font-size-asian="50pt" style:font-size-complex="50pt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50pt" officeooo:rsid="00251fdc" officeooo:paragraph-rsid="00251fdc" style:font-size-asian="50pt" style:font-size-complex="50pt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50pt" fo:font-style="normal" officeooo:rsid="0027a3d5" officeooo:paragraph-rsid="0027a3d5" style:font-size-asian="50pt" style:font-style-asian="normal" style:font-size-complex="50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40pt" fo:font-style="normal" officeooo:rsid="0027a3d5" officeooo:paragraph-rsid="0027a3d5" style:font-size-asian="40pt" style:font-style-asian="normal" style:font-size-complex="40pt" style:font-style-complex="normal"/>
    </style:style>
    <style:style style:name="T1" style:family="text">
      <style:text-properties officeooo:rsid="0028d80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HIS EQUIPMENT <text:span text:style-name="T1">OCCUPIED</text:span> BY:</text:p>
      <text:p text:style-name="P4"/>
      <text:p text:style-name="P4"/>
      <text:p text:style-name="P4"/>
      <text:p text:style-name="P4"/>
      <text:p text:style-name="P5">WILL RETURN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draw:hatch draw:name="Black_20_0_20_Degrees" draw:display-name="Black 0 Degrees" draw:style="single" draw:color="#000000" draw:distance="0.0402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fo:border="0.06pt solid #000000" fo:padding="0.020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hatch-name="Black_20_0_20_Degrees" draw:fill-hatch-solid="false" style:footnote-max-height="0in" loext:margin-gutter="0in">
        <style:columns fo:column-count="1" fo:column-gap="0in">
          <style:column-sep style:width="0.002in" style:color="#000000" style:height="0%" style:style="none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hatch-name="Black_20_0_20_Degrees" draw:fill-hatch-solid="false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30T10:08:40.641533299</meta:creation-date>
    <meta:generator>LibreOffice/7.2.3.2$Linux_X86_64 LibreOffice_project/20$Build-2</meta:generator>
    <dc:date>2021-12-06T15:34:33.732976721</dc:date>
    <meta:editing-duration>PT17M19S</meta:editing-duration>
    <meta:editing-cycles>12</meta:editing-cycles>
    <meta:document-statistic meta:table-count="0" meta:image-count="0" meta:object-count="0" meta:page-count="1" meta:paragraph-count="4" meta:word-count="11" meta:character-count="83" meta:non-whitespace-character-count="76"/>
  </office:meta>
</office:document-meta>
</file>